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1" text:name="LTbc_infile_count"/>
        <text:user-field-decl office:value-type="string" office:string-value="C:\OurDocs\study\Irula\documents\Grammar\Sylvia's comments.doc" text:name="LTbc_infile00_path"/>
        <text:user-field-decl office:value-type="string" office:string-value="C:\OurDocs\computing\Office\OOLT\dev\bulk_conv" text:name="LTbc_OutputFolder"/>
        <text:user-field-decl office:value-type="string" office:string-value="1" text:name="LTbc_FontChangesCount"/>
        <text:user-field-decl office:value-type="string" office:string-value="0" text:name="LTbc_AskEachChange"/>
        <text:user-field-decl office:value-type="string" office:string-value="0" text:name="LTbc_DisplayConverted"/>
        <text:user-field-decl office:value-type="string" office:string-value="Courier New" text:name="LTbc_font000_fontNameFrom"/>
        <text:user-field-decl office:value-type="string" office:string-value="" text:name="LTbc_font000_fontNameTo"/>
        <text:user-field-decl office:value-type="string" office:string-value="" text:name="LTbc_font000_styleNameFrom"/>
        <text:user-field-decl office:value-type="string" office:string-value="" text:name="LTbc_font000_styleNameTo"/>
        <text:user-field-decl office:value-type="string" office:string-value="Western" text:name="LTbc_font000_fontType"/>
        <text:user-field-decl office:value-type="string" office:string-value="CustomFormatting" text:name="LTbc_font000_styleType"/>
        <text:user-field-decl office:value-type="string" office:string-value="capsTest.tec" text:name="LTbc_font000_convName"/>
        <text:user-field-decl office:value-type="string" office:string-value="1" text:name="LTbc_font000_forward"/>
        <text:user-field-decl office:value-type="string" office:string-value="0" text:name="LTbc_font000_normalize"/>
        <text:user-field-decl office:value-type="string" office:string-value="1" text:name="LTbc_HasSettings"/>
      </text:user-field-decls>
      <text:p text:style-name="Standard"/>
      <text:p text:style-name="Standard"/>
      <text:p text:style-name="Standard">This document stores Bulk Conversion settings. <text:s/>Please leave it open while using Bulk Conversion. <text:s/>If you want to keep the settings to use again later, then save this document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31T02:29:45.713000000</meta:creation-date>
    <meta:generator>LibreOffice/5.0.3.2$Windows_x86 LibreOffice_project/e5f16313668ac592c1bfb310f4390624e3dbfb75</meta:generator>
    <dc:date>2015-12-31T13:04:23.198000000</dc:date>
    <meta:editing-duration>PT1H3M15S</meta:editing-duration>
    <meta:editing-cycles>2</meta:editing-cycles>
    <meta:document-statistic meta:table-count="0" meta:image-count="0" meta:object-count="0" meta:page-count="1" meta:paragraph-count="1" meta:word-count="29" meta:character-count="176" meta:non-whitespace-character-count="146"/>
  </office:meta>
</office:document-meta>
</file>